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6BD0D0AF0C9C9B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319cm, 1.323cm, 9.35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35cm" svg:height="20.199cm" svg:x="0.792cm" svg:y="2.692cm">
          <draw:image xlink:href="Pictures/10000000000005E8000007E0A6BD0D0AF0C9C9B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27:57.455255365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